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9e6a" officeooo:paragraph-rsid="00159e6a"/>
    </style:style>
    <style:style style:name="P2" style:family="paragraph" style:parent-style-name="Standard">
      <style:text-properties officeooo:rsid="00189ce9" officeooo:paragraph-rsid="00189ce9"/>
    </style:style>
    <style:style style:name="P3" style:family="paragraph" style:parent-style-name="Standard">
      <style:text-properties officeooo:rsid="001a4b43" officeooo:paragraph-rsid="001a4b43"/>
    </style:style>
    <style:style style:name="P4" style:family="paragraph" style:parent-style-name="Standard">
      <style:text-properties officeooo:rsid="001abeb8" officeooo:paragraph-rsid="001a4b43"/>
    </style:style>
    <style:style style:name="P5" style:family="paragraph" style:parent-style-name="Standard">
      <style:text-properties officeooo:rsid="001abeb8" officeooo:paragraph-rsid="001abeb8"/>
    </style:style>
    <style:style style:name="P6" style:family="paragraph" style:parent-style-name="Standard">
      <style:text-properties officeooo:rsid="001adc5c" officeooo:paragraph-rsid="001adc5c"/>
    </style:style>
    <style:style style:name="P7" style:family="paragraph" style:parent-style-name="Standard">
      <style:text-properties officeooo:rsid="001abeb8" officeooo:paragraph-rsid="001abeb8"/>
    </style:style>
    <style:style style:name="P8" style:family="paragraph" style:parent-style-name="Standard">
      <style:text-properties officeooo:rsid="001f1797" officeooo:paragraph-rsid="001f1797"/>
    </style:style>
    <style:style style:name="P9" style:family="paragraph" style:parent-style-name="Standard">
      <style:text-properties officeooo:rsid="00208a2e" officeooo:paragraph-rsid="00208a2e"/>
    </style:style>
    <style:style style:name="T1" style:family="text">
      <style:text-properties style:text-position="super 58%"/>
    </style:style>
    <style:style style:name="T2" style:family="text">
      <style:text-properties officeooo:rsid="001adc5c"/>
    </style:style>
    <style:style style:name="T3" style:family="text">
      <style:text-properties officeooo:rsid="001ba58f"/>
    </style:style>
    <style:style style:name="T4" style:family="text">
      <style:text-properties officeooo:rsid="00208a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ent fonctionne un tournoi de tennis ?</text:p>
      <text:p text:style-name="P1"/>
      <text:p text:style-name="P2"/>
      <text:p text:style-name="P6">Au meilleurs des 3 sets 6 jeux avec 2 jeux d’écarts 7 jeux s’<text:span text:style-name="T3">il y a</text:span> 5 <text:span text:style-name="T3">jeux à</text:span>-5 si <text:span text:style-name="T3">c’est</text:span> 6-6 c’est tie break en 7 points avec 2 points d’écarts</text:p>
      <text:p text:style-name="P2"/>
      <text:p text:style-name="P3">1<text:span text:style-name="T1">er</text:span> temps : un tournoi doit avoir l’autorisation de la fédération(homologation) à la ligue ou fédération du département</text:p>
      <text:p text:style-name="P3">2eme temps : inscription de l’homologation</text:p>
      <text:p text:style-name="P3">3eme temps : club va faire sa pub</text:p>
      <text:p text:style-name="P3">4eme : date d’inscription ( catégories ) de non classés à 1ere série (haut niveau)</text:p>
      <text:p text:style-name="P3">non classés </text:p>
      <text:p text:style-name="P3">4eme séries</text:p>
      <text:p text:style-name="P3">3 <text:span text:style-name="T2">eme </text:span>séries</text:p>
      <text:p text:style-name="P3">2 eme séries</text:p>
      <text:p text:style-name="P3"/>
      <text:p text:style-name="P3">(classement)</text:p>
      <text:p text:style-name="P3"/>
      <text:p text:style-name="P3">jeunes 10-12/13-14/15-16/<text:span text:style-name="T3">17-18</text:span></text:p>
      <text:p text:style-name="P3"/>
      <text:p text:style-name="P3"><text:span text:style-name="T3">séniors </text:span>+ 30/35/40/45/50/55</text:p>
      <text:p text:style-name="P3"/>
      <text:p text:style-name="P3">simple messieurs et dames</text:p>
      <text:p text:style-name="P4"/>
      <text:p text:style-name="P5">en fonction des joueurs on utilise des tours jusqu’en quart de finale</text:p>
      <text:p text:style-name="P5"/>
      <text:p text:style-name="P5"/>
      <text:p text:style-name="P8">Base de données</text:p>
      <text:p text:style-name="P8"/>
      <text:p text:style-name="P8">id : clé primaire</text:p>
      <text:p text:style-name="P8">nom varchar(50) : nom du joueur</text:p>
      <text:p text:style-name="P8">prénom varchar(50) : prénom du joueur</text:p>
      <text:p text:style-name="P8">catégorie varchar(100) : catégorie du joueur</text:p>
      <text:p text:style-name="P8">classement varchar(50) : classement du joueur</text:p>
      <text:p text:style-name="P8">résultat varchar(50) : le résultat du match</text:p>
      <text:p text:style-name="P8">tour varchar(50) : phase à laquelle il a été <text:span text:style-name="T4">é</text:span>liminé ou a gagné</text:p>
      <text:p text:style-name="P9">lieu varchar(50) : lieu du tournoi</text:p>
      <text:p text:style-name="P9">date varchar(50) : la date de l’événement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09:41:16.425000000</meta:creation-date>
    <dc:date>2017-04-19T16:43:54.275000000</dc:date>
    <meta:editing-duration>PT7M57S</meta:editing-duration>
    <meta:editing-cycles>3</meta:editing-cycles>
    <meta:generator>LibreOffice/5.2.6.2$Windows_x86 LibreOffice_project/a3100ed2409ebf1c212f5048fbe377c281438fdc</meta:generator>
    <meta:document-statistic meta:table-count="0" meta:image-count="0" meta:object-count="0" meta:page-count="1" meta:paragraph-count="25" meta:word-count="182" meta:character-count="1039" meta:non-whitespace-character-count="881"/>
  </office:meta>
</office:document-meta>
</file>